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fo:language="ru" fo:country="RU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fo:letter-spacing="normal" fo:language="ru" fo:country="RU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fo:color="#000000" style:font-name="Times New Roman" fo:font-size="14pt" fo:letter-spacing="normal" fo:font-style="italic" fo:font-weight="normal"/>
    </style:style>
    <style:style style:name="T3" style:family="text">
      <style:text-properties fo:color="#000000" style:font-name="Times New Roman" fo:font-size="14pt" fo:letter-spacing="normal" fo:language="ru" fo:country="RU" fo:font-style="italic"/>
    </style:style>
    <style:style style:name="T4" style:family="text">
      <style:text-properties fo:color="#000000" style:font-name="Times New Roman" fo:font-size="14pt" fo:letter-spacing="normal" fo:language="ru" fo:country="RU" fo:font-style="italic" fo:font-weight="normal"/>
    </style:style>
    <style:style style:name="T5" style:family="text">
      <style:text-properties fo:color="#000000" style:font-name="Times New Roman" fo:font-size="14pt" fo:letter-spacing="normal" fo:language="ru" fo:country="RU" fo:font-style="italic"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language="ru" fo:country="RU" fo:font-style="normal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weight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fo:font-style="italic" style:font-style-asian="italic" style:font-style-complex="italic"/>
    </style:style>
    <style:style style:name="T13" style:family="text">
      <style:text-properties fo:font-variant="normal" fo:text-transform="none" fo:color="#000000" style:font-name="Times New Roman" fo:font-size="14pt" fo:letter-spacing="normal" fo:language="ru" fo:country="RU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5">Явление VI</text:span></text:span></text:p>
      <text:p text:style-name="P3"><text:span text:style-name="Emphasis"><text:span text:style-name="Strong_20_Emphasis"><text:span text:style-name="T13">Армилла</text:span></text:span></text:span><text:span text:style-name="Emphasis"><text:span text:style-name="T13">, </text:span></text:span><text:span text:style-name="Emphasis"><text:span text:style-name="Strong_20_Emphasis"><text:span text:style-name="T13">Дженнаро</text:span></text:span></text:span><text:span text:style-name="Emphasis"><text:span text:style-name="T13">, </text:span></text:span><text:span text:style-name="Emphasis"><text:span text:style-name="Strong_20_Emphasis"><text:span text:style-name="T13">Смеральдина</text:span></text:span></text:span><text:span text:style-name="Emphasis"><text:span text:style-name="T13">.</text:span></text:span></text:p>
      <text:p text:style-name="P3"><text:span text:style-name="Strong_20_Emphasis"><text:span text:style-name="T8"/></text:span></text:p>
      <text:p text:style-name="P3"><text:span text:style-name="Strong_20_Emphasis"><text:span text:style-name="T9">Смеральдина</text:span></text:span></text:p>
      <text:p text:style-name="P4">               <text:span text:style-name="T1">Ах!</text:span></text:p>
      <text:p text:style-name="P3"><text:span text:style-name="Strong_20_Emphasis"><text:span text:style-name="T9">Дженнаро</text:span></text:span></text:p>
      <text:p text:style-name="P5">                  <text:span text:style-name="T1">Кто меня</text:span></text:p>
      <text:p text:style-name="P6">Освободил из каменной темницы?</text:p>
      <text:p text:style-name="P3"><text:span text:style-name="Strong_20_Emphasis"><text:span text:style-name="T9">Армилла</text:span></text:span></text:p>
      <text:p text:style-name="P7">О боже, умираю…</text:p>
      <text:p text:style-name="P3"><text:span text:style-name="Emphasis"><text:span text:style-name="T8">(Падает на сиденье.)</text:span></text:span></text:p>
      <text:p text:style-name="P3"><text:span text:style-name="Strong_20_Emphasis"><text:span text:style-name="T9">Смеральдина</text:span></text:span></text:p>
      <text:p text:style-name="P5">               <text:span text:style-name="T1">Ах, принцесса…</text:span></text:p>
      <text:p text:style-name="P7">Дитя родное… Кто тебя принудил</text:p>
      <text:p text:style-name="P6">Убить себя?</text:p>
      <text:p text:style-name="P3"><text:span text:style-name="Emphasis"><text:span text:style-name="T11">(Подбегает к Армилле.)</text:span></text:span></text:p>
      <text:p text:style-name="P3"><text:span text:style-name="Strong_20_Emphasis"><text:span text:style-name="T9">Дженнаро</text:span></text:span></text:p>
      <text:p text:style-name="P5">         <text:span text:style-name="T1">Что вижу я? Армилла</text:span></text:p>
      <text:p text:style-name="P7">С пронзенной грудью! Кто, кто ранил вас?</text:p>
      <text:p text:style-name="P7">О боги! Женщина, скажи мне, кто</text:p>
      <text:p text:style-name="P6">Нанес ей рану? О, я отомщу…</text:p>
      <text:p text:style-name="P3"><text:span text:style-name="Strong_20_Emphasis"><text:span text:style-name="T9">Смеральдина</text:span></text:span></text:p>
      <text:p text:style-name="P7">Я видела, она себя сама,</text:p>
      <text:p text:style-name="P6">Несчастная, пронзила.</text:p>
      <text:p text:style-name="P3"><text:span text:style-name="Strong_20_Emphasis"><text:span text:style-name="T9">Армилла</text:span></text:span></text:p>
      <text:p text:style-name="P3"><text:span text:style-name="Emphasis"><text:span text:style-name="T11">(слабея)</text:span></text:span></text:p>
      <text:p text:style-name="P5">                   <text:span text:style-name="T1">Не ищи</text:span></text:p>
      <text:p text:style-name="P7">Виновных в этой смерти, о Дженнаро!</text:p>
      <text:p text:style-name="P7">То мой отец хотел, чтоб я угасла,</text:p>
      <text:p text:style-name="P7">Хотел, чтоб не было иного средства</text:p>
      <text:p text:style-name="P7">Тебя освободить, чем кровь моя…</text:p>
      <text:p text:style-name="P7">Живи, будь счастлив… счастлив рядом с братом.</text:p>
      <text:p text:style-name="P7">И сохраните, если я достойна,</text:p>
      <text:p text:style-name="P6">Признательную память обо мне.</text:p>
      <text:p text:style-name="P3"><text:span text:style-name="Strong_20_Emphasis"><text:span text:style-name="T9">Дженнаро</text:span></text:span></text:p>
      <text:p text:style-name="P7">О героиня! Нет, ты не умрешь.</text:p>
      <text:p text:style-name="P6">Быть может, рана не смертельна. Врач…</text:p>
      <text:p text:style-name="P3"><text:span text:style-name="Emphasis"><text:span text:style-name="T11">(Хочет идти.)</text:span></text:span></text:p>
      <text:p text:style-name="P3"><text:span text:style-name="Strong_20_Emphasis"><text:span text:style-name="T9">Армилла</text:span></text:span></text:p>
      <text:p text:style-name="P7">Остановись! Искать спасенья поздно…</text:p>
      <text:p text:style-name="P7">Мой друг…</text:p>
      <text:p text:style-name="P5"><text:soft-page-break/>         <text:span text:style-name="T1">Я чувствую, как отлетает</text:span></text:p>
      <text:p text:style-name="P7">Моя душа… Миллону передай…</text:p>
      <text:p text:style-name="P7">Супругу милому… привет прощальный…</text:p>
      <text:p text:style-name="P7">И если бы ты встретился с Норандо…</text:p>
      <text:p text:style-name="P7">Скажи… о боже, ты ему скажи…</text:p>
      <text:p text:style-name="P6">О боже!.. Умираю.</text:p>
      <text:p text:style-name="P3"><text:span text:style-name="Emphasis"><text:span text:style-name="T11">(Умирает.)</text:span></text:span></text:p>
      <text:p text:style-name="P3"><text:span text:style-name="Strong_20_Emphasis"><text:span text:style-name="T9">Смеральдина</text:span></text:span></text:p>
      <text:p text:style-name="P4">                <text:span text:style-name="T1">Горе, горе!</text:span></text:p>
      <text:p text:style-name="P3"><text:span text:style-name="Strong_20_Emphasis"><text:span text:style-name="T9">Дженнаро</text:span></text:span></text:p>
      <text:p text:style-name="P3"><text:span text:style-name="Emphasis"><text:span text:style-name="T11">(в исступлении)</text:span></text:span></text:p>
      <text:p text:style-name="P7">Несчастная скончалась! Горе мне!</text:p>
      <text:p text:style-name="P7">О свет! О небо! О, злодей, Норандо!</text:p>
      <text:p text:style-name="P6">Миллон, Миллон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6:51:48.698697154</meta:creation-date>
    <dc:date>2020-10-26T16:59:09.490986453</dc:date>
    <meta:editing-duration>PT7M27S</meta:editing-duration>
    <meta:editing-cycles>1</meta:editing-cycles>
    <meta:document-statistic meta:table-count="0" meta:image-count="0" meta:object-count="0" meta:page-count="2" meta:paragraph-count="54" meta:word-count="180" meta:character-count="1208" meta:non-whitespace-character-count="981"/>
    <meta:generator>LibreOffice/6.4.6.2$Linux_X86_64 LibreOffice_project/40$Build-2</meta:generator>
  </office:meta>
</office:document-meta>
</file>